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c81c" officeooo:paragraph-rsid="0037c81c"/>
    </style:style>
    <style:style style:name="P10" style:family="paragraph" style:parent-style-name="Table_20_Contents">
      <style:text-properties officeooo:rsid="0037c81c" officeooo:paragraph-rsid="003c3022"/>
    </style:style>
    <style:style style:name="P11" style:family="paragraph" style:parent-style-name="Table_20_Contents">
      <style:text-properties officeooo:rsid="0038911d" officeooo:paragraph-rsid="0038911d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 style:list-style-name="WW8Num3">
      <style:text-properties officeooo:paragraph-rsid="00122177"/>
    </style:style>
    <style:style style:name="P19" style:family="paragraph" style:parent-style-name="Standard" style:list-style-name="WW8Num3">
      <style:text-properties officeooo:paragraph-rsid="001176ed"/>
    </style:style>
    <style:style style:name="P20" style:family="paragraph" style:parent-style-name="Standard" style:list-style-name="WW8Num3">
      <style:text-properties officeooo:rsid="00122177" officeooo:paragraph-rsid="00122177"/>
    </style:style>
    <style:style style:name="P21" style:family="paragraph" style:parent-style-name="Standard" style:list-style-name="L1">
      <style:text-properties officeooo:paragraph-rsid="0014ad49"/>
    </style:style>
    <style:style style:name="P22" style:family="paragraph" style:parent-style-name="Standard" style:list-style-name="L1">
      <style:text-properties officeooo:rsid="003e9a16" officeooo:paragraph-rsid="003e9a16"/>
    </style:style>
    <style:style style:name="P23" style:family="paragraph" style:parent-style-name="Standard" style:list-style-name="L1">
      <style:text-properties officeooo:rsid="001a4008" officeooo:paragraph-rsid="003e9a16"/>
    </style:style>
    <style:style style:name="P24" style:family="paragraph" style:parent-style-name="Standard" style:list-style-name="L1">
      <style:text-properties officeooo:rsid="001c0015" officeooo:paragraph-rsid="001c0015"/>
    </style:style>
    <style:style style:name="P25" style:family="paragraph" style:parent-style-name="Standard" style:list-style-name="L1">
      <style:text-properties officeooo:rsid="001c0015" officeooo:paragraph-rsid="003de827"/>
    </style:style>
    <style:style style:name="P26" style:family="paragraph" style:parent-style-name="Standard" style:list-style-name="L1">
      <style:text-properties officeooo:rsid="00209aed" officeooo:paragraph-rsid="00209aed"/>
    </style:style>
    <style:style style:name="P27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8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bold" officeooo:rsid="003e9a1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76ed" style:font-weight-asian="normal" style:font-weight-complex="normal"/>
    </style:style>
    <style:style style:name="T14" style:family="text">
      <style:text-properties fo:font-weight="normal" officeooo:rsid="0014ad49" style:font-weight-asian="normal" style:font-weight-complex="normal"/>
    </style:style>
    <style:style style:name="T15" style:family="text">
      <style:text-properties fo:font-weight="normal" officeooo:rsid="00122177" style:font-weight-asian="normal" style:font-weight-complex="normal"/>
    </style:style>
    <style:style style:name="T16" style:family="text">
      <style:text-properties fo:font-weight="normal" officeooo:rsid="00192732" style:font-weight-asian="normal" style:font-weight-complex="normal"/>
    </style:style>
    <style:style style:name="T17" style:family="text">
      <style:text-properties fo:font-weight="normal" officeooo:rsid="001a82c1" style:font-weight-asian="normal" style:font-weight-complex="normal"/>
    </style:style>
    <style:style style:name="T18" style:family="text">
      <style:text-properties fo:font-weight="normal" officeooo:rsid="001de2dd" style:font-weight-asian="normal" style:font-weight-complex="normal"/>
    </style:style>
    <style:style style:name="T19" style:family="text">
      <style:text-properties fo:font-weight="normal" officeooo:rsid="002297c9" style:font-weight-asian="normal" style:font-weight-complex="normal"/>
    </style:style>
    <style:style style:name="T20" style:family="text">
      <style:text-properties fo:font-weight="normal" officeooo:rsid="0022fe75" style:font-weight-asian="normal" style:font-weight-complex="normal"/>
    </style:style>
    <style:style style:name="T21" style:family="text">
      <style:text-properties fo:font-weight="normal" officeooo:rsid="00268bab" style:font-weight-asian="normal" style:font-weight-complex="normal"/>
    </style:style>
    <style:style style:name="T22" style:family="text">
      <style:text-properties fo:font-weight="normal" officeooo:rsid="00285a01" style:font-weight-asian="normal" style:font-weight-complex="normal"/>
    </style:style>
    <style:style style:name="T23" style:family="text">
      <style:text-properties fo:font-weight="normal" officeooo:rsid="00322aa9" style:font-weight-asian="normal" style:font-weight-complex="normal"/>
    </style:style>
    <style:style style:name="T24" style:family="text">
      <style:text-properties fo:font-weight="normal" officeooo:rsid="00323689" style:font-weight-asian="normal" style:font-weight-complex="normal"/>
    </style:style>
    <style:style style:name="T25" style:family="text">
      <style:text-properties fo:font-weight="normal" officeooo:rsid="003c8362" style:font-weight-asian="normal" style:font-weight-complex="normal"/>
    </style:style>
    <style:style style:name="T26" style:family="text">
      <style:text-properties fo:font-weight="normal" officeooo:rsid="003e9a16" style:font-weight-asian="normal" style:font-weight-complex="normal"/>
    </style:style>
    <style:style style:name="T27" style:family="text">
      <style:text-properties officeooo:rsid="001011a1"/>
    </style:style>
    <style:style style:name="T28" style:family="text">
      <style:text-properties officeooo:rsid="00102f77"/>
    </style:style>
    <style:style style:name="T29" style:family="text">
      <style:text-properties officeooo:rsid="0011305f"/>
    </style:style>
    <style:style style:name="T30" style:family="text">
      <style:text-properties officeooo:rsid="001176ed"/>
    </style:style>
    <style:style style:name="T31" style:family="text">
      <style:text-properties officeooo:rsid="0014ad49"/>
    </style:style>
    <style:style style:name="T32" style:family="text">
      <style:text-properties officeooo:rsid="00177bb0"/>
    </style:style>
    <style:style style:name="T33" style:family="text">
      <style:text-properties officeooo:rsid="0022fe75"/>
    </style:style>
    <style:style style:name="T34" style:family="text">
      <style:text-properties officeooo:rsid="0024d94d"/>
    </style:style>
    <style:style style:name="T35" style:family="text">
      <style:text-properties officeooo:rsid="00268bab"/>
    </style:style>
    <style:style style:name="T36" style:family="text">
      <style:text-properties officeooo:rsid="00122177"/>
    </style:style>
    <style:style style:name="T37" style:family="text">
      <style:text-properties officeooo:rsid="00285a01"/>
    </style:style>
    <style:style style:name="T38" style:family="text">
      <style:text-properties officeooo:rsid="003bbf33"/>
    </style:style>
    <style:style style:name="T39" style:family="text">
      <style:text-properties officeooo:rsid="003c30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/text:p>
      <text:p text:style-name="P1"/>
      <text:p text:style-name="P1"><text:span text:style-name="T32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195_159447762" text:style-name="Internet_20_link" text:visited-style-name="Visited_20_Internet_20_Link">Общее описание<text:tab/>3</text:a></text:p>
          <text:p text:style-name="P8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8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8"><text:a xlink:type="simple" xlink:href="#__RefHeading___Toc197_159447762" text:style-name="Internet_20_link" text:visited-style-name="Visited_20_Internet_20_Link">Описание протокола<text:tab/>3</text:a></text:p>
          <text:p text:style-name="P8"><text:a xlink:type="simple" xlink:href="#__RefHeading___Toc199_159447762" text:style-name="Internet_20_link" text:visited-style-name="Visited_20_Internet_20_Link">Базовые типы сообщений<text:tab/>3</text:a></text:p>
          <text:p text:style-name="P8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9" text:outline-level="1"/>
      <text:h text:style-name="P3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32">сервер для автономного сбора данных с устройств IoT и управления этими устройствами, а также</text:span> протокол взаимодействия <text:span text:style-name="T27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28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8">"</text:span>/<text:span text:style-name="T28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309359177183428782" text:style-name="WW8Num2">
        <text:list-item>
          <text:p text:style-name="P12"><text:span text:style-name="T29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2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3">Сами элементы сообщений не должны содержать символов «\n» и «|».</text:p>
        </text:list-item>
        <text:list-item>
          <text:p text:style-name="P27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7610682293250829669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31">команд.</text:span></text:p>
        </text:list-item>
        <text:list-item>
          <text:p text:style-name="P19">Сообщение синхронизации. Заголовок — <text:span text:style-name="T1">sync</text:span>. Предназначено для уведомления <text:span text:style-name="T29">клиента</text:span> о том, что <text:span text:style-name="T29">сервер</text:span> находится в рабочем состоянии. Используется для безопасного синхронного вызова функций. Аргументы отсутствуют. <text:s/><text:span text:style-name="T29">Сервер</text:span> по окончании выполнения долж<text:span text:style-name="T30">ен</text:span> вернуть сообщение с заголовком <text:span text:style-name="T1">ok</text:span><text:span text:style-name="T13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2720080637978510577" text:style-name="L1">
        <text:list-item>
          <text:p text:style-name="P21"><text:span text:style-name="T29">Перечисление всех имеющихся в системе TTY устройств. Заголовок — </text:span><text:span text:style-name="T3">list_tty</text:span><text:span text:style-name="T29">. Аргументы отсутствуют. Список устройств передается на клиент сообщениями </text:span><text:span text:style-name="T2">cmdata</text:span><text:span text:style-name="T15">, </text:span><text:span text:style-name="T14">содержащими следующие аргументы: имя порта, серийный номер, производитель, </text:span><text:span text:style-name="T24">usb vendor id (число), usb product id (число)</text:span><text:span text:style-name="T14">. </text:span><text:span text:style-name="T16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2"><text:span text:style-name="T16">И</text:span><text:span text:style-name="T12">дентификация TTY устройства. Заголовок — </text:span><text:span text:style-name="T1">indentify_tty</text:span><text:span text:style-name="T12">. Аргумент — имя порта</text:span><text:span text:style-name="T17">. В случае успешной идентификации на клиент передается сообщение </text:span><text:span text:style-name="T4">cmdata</text:span><text:span text:style-name="T17"> с двумя аргументами — идентификатор устройства и имя устройства.</text:span></text:p>
        </text:list-item>
        <text:list-item>
          <text:p text:style-name="P23"><text:span text:style-name="T26">Перечисление идентифицированных устройств</text:span><text:span text:style-name="T17">. Заголовок — </text:span><text:span text:style-name="T11">list_identified</text:span><text:span text:style-name="T17">. Аргумент</text:span><text:span text:style-name="T26">ы отсутствуют</text:span><text:span text:style-name="T17">. </text:span><text:span text:style-name="T26">Н</text:span><text:span text:style-name="T17">а клиент передается сообщение </text:span><text:span text:style-name="T4">cmdata</text:span><text:span text:style-name="T17"> с</text:span><text:span text:style-name="T26">о следующими</text:span><text:span text:style-name="T17"> аргументами</text:span><text:span text:style-name="T26">:</text:span><text:span text:style-name="T17"> идентификатор устройства, имя устройства, </text:span><text:span text:style-name="T26">тип соединения (tty, tcp и т. д.), порт или сетевой адрес устройства</text:span><text:span text:style-name="T17">.</text:span></text:p>
        </text:list-item>
        <text:list-item>
          <text:p text:style-name="P24"><text:span text:style-name="T17">П</text:span><text:span text:style-name="T12">еречисление </text:span><text:span text:style-name="T21">датчиков</text:span><text:span text:style-name="T12"> устройства. Заголовок — </text:span><text:span text:style-name="T1">list_sensors</text:span><text:span text:style-name="T12">. Агрумент — идентификатор </text:span><text:span text:style-name="T22">или имя</text:span><text:span text:style-name="T12"> устройства. </text:span><text:span text:style-name="T18">Список портов передается на клиент сообщением </text:span><text:span text:style-name="T5">cmdata</text:span><text:span text:style-name="T18">, содержащим аргумент — xml описание сенсоров.</text:span></text:p>
        </text:list-item>
        <text:list-item>
          <text:p text:style-name="P25"><text:span text:style-name="T25">Запрос описания интерфейса управления</text:span><text:span text:style-name="T18">. Заголовок — </text:span><text:span text:style-name="T5">list_</text:span><text:span text:style-name="T10">controls</text:span><text:span text:style-name="T18">. Агрумент — идентификатор </text:span><text:span text:style-name="T22">или имя</text:span><text:span text:style-name="T18"> устройства. </text:span><text:span text:style-name="T25">Описание интерфейса управления передается в сообщении</text:span><text:span text:style-name="T18"> </text:span><text:span text:style-name="T5">cmdata</text:span><text:span text:style-name="T18">, содержащим аргумент — xml описание </text:span><text:span text:style-name="T25">интерфейса управления</text:span><text:span text:style-name="T18">.</text:span></text:p>
        </text:list-item>
        <text:list-item>
          <text:p text:style-name="P26"><text:span text:style-name="T12">Отправка команды устройству. Заголовок — </text:span><text:span text:style-name="T1">exec_command</text:span><text:span text:style-name="T12">. Аргументы — идентификатор </text:span><text:span text:style-name="T22">или имя</text:span><text:span text:style-name="T12"> устройства, флаг ожидания сообщения </text:span><text:span text:style-name="T1">sync </text:span><text:span text:style-name="T12">(0 — </text:span><text:span text:style-name="T19">не дожидаться ответа устройства</text:span><text:span text:style-name="T12">, 1 — </text:span><text:span text:style-name="T19">ожидать ответ устройства, использовать сообщение </text:span><text:span text:style-name="T6">sync</text:span><text:span text:style-name="T19">, </text:span><text:span text:style-name="T23">по-умолчанию 1</text:span><text:span text:style-name="T12">), команда, далее аргументы команды. </text:span><text:span text:style-name="T20">В случае ожидания возвращаемого значения на клиент будет передано сообщение </text:span><text:span text:style-name="T7">cmdata</text:span><text:span text:style-name="T20">, содержащим возвращаемые устройством значения.</text:span></text:p>
        </text:list-item>
      </text:list>
      <text:p text:style-name="P6"/>
      <text:h text:style-name="P31" text:outline-level="2"><text:span text:style-name="T33">У</text:span>правление сенсорами <text:span text:style-name="T34">в базе</text:span></text:h>
      <text:list xml:id="list8492988700402251899" text:style-name="L2">
        <text:list-item>
          <text:p text:style-name="P14">Перечисление <text:span text:style-name="T35">датчиков</text:span> в локальной базе. Заголовок — <text:span text:style-name="T8">list_storages</text:span><text:span text:style-name="T35">. Аргументы отсутствуют. Список устройств передается на клиент сообщениями </text:span><text:span text:style-name="T2">cmdata</text:span><text:span text:style-name="T36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5">Добавление <text:span text:style-name="T37">датчика в базу. Заголовок — </text:span><text:span text:style-name="T9">add_sensor</text:span><text:span text:style-name="T37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6">Удаление сенсора из базы. Заголовок — <text:span text:style-name="T1">remove_sensor</text:span>. <text:s/><text:span text:style-name="T37">Аргументы: идентификатор или имя устройства, название датчика.</text:span></text:p>
        </text:list-item>
        <text:list-item>
          <text:p text:style-name="P17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38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soft-page-break/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Название сервиса</text:p>
          </table:table-cell>
          <table:table-cell table:style-name="Таблица1.A1" office:value-type="string">
            <text:p text:style-name="P9">Описание</text:p>
          </table:table-cell>
          <table:table-cell table:style-name="Таблица1.C1" office:value-type="string">
            <text:p text:style-name="P9">Параметры</text:p>
          </table:table-cell>
        </table:table-row>
        <table:table-row>
          <table:table-cell table:style-name="Таблица1.A2" office:value-type="string">
            <text:p text:style-name="P9">iotkit-agent</text:p>
          </table:table-cell>
          <table:table-cell table:style-name="Таблица1.A2" office:value-type="string">
            <text:p text:style-name="P10">Сервис для интернета вещей от Intel (<text:a xlink:type="simple" xlink:href="https://github.com/enableiot/iotkit-agent" text:style-name="Internet_20_link" text:visited-style-name="Visited_20_Internet_20_Link"><text:span text:style-name="T39">https://github.com/enableiot/iotkit-agent</text:span></text:a>)</text:p>
          </table:table-cell>
          <table:table-cell table:style-name="Таблица1.C2" office:value-type="string">
            <text:p text:style-name="P11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8-16T12:42:46.909548423</dc:date>
    <meta:editing-cycles>155</meta:editing-cycles>
    <meta:editing-duration>P1DT14H15M57S</meta:editing-duration>
    <meta:generator>LibreOffice/4.4.7.2$Linux_x86 LibreOffice_project/40$Build-2</meta:generator>
    <meta:document-statistic meta:table-count="1" meta:image-count="0" meta:object-count="0" meta:page-count="5" meta:paragraph-count="44" meta:word-count="623" meta:character-count="5242" meta:non-whitespace-character-count="4647"/>
  </office:meta>
</office:document-meta>
</file>